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6cm" fo:padding-bottom="0.8cm" fo:padding-left="0cm" fo:padding-right="0.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cm" fo:padding-bottom="0.8cm" fo:padding-left="0cm" fo:padding-right="0.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4cm" fo:padding-bottom="0.8cm" fo:padding-left="0.05cm" fo:padding-right="0.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06cm" fo:padding-bottom="0.8cm" fo:padding-left="0cm" fo:padding-right="0.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736cm" fo:min-width="1.036cm" fo:padding-top="0cm" fo:padding-bottom="0.8cm" fo:padding-left="0cm" fo:padding-right="0.5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336cm" fo:min-width="0.986cm" fo:padding-top="0.4cm" fo:padding-bottom="0.8cm" fo:padding-left="0.05cm" fo:padding-right="0.5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676cm" fo:min-width="1.036cm" fo:padding-top="0.06cm" fo:padding-bottom="0.8cm" fo:padding-left="0cm" fo:padding-right="0.5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736cm" fo:min-width="1.036cm" fo:padding-top="0cm" fo:padding-bottom="0.8cm" fo:padding-left="0cm" fo:padding-right="0.5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336cm" fo:min-width="0.986cm" fo:padding-top="0.4cm" fo:padding-bottom="0.8cm" fo:padding-left="0.05cm" fo:padding-right="0.5cm" fo:wrap-option="wrap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676cm" fo:min-width="1.036cm" fo:padding-top="0.06cm" fo:padding-bottom="0.8cm" fo:padding-left="0cm" fo:padding-right="0.5cm" fo:wrap-option="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736cm" fo:min-width="1.036cm" fo:padding-top="0cm" fo:padding-bottom="0.8cm" fo:padding-left="0cm" fo:padding-right="0.5cm" fo:wrap-option="wrap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336cm" fo:min-width="0.986cm" fo:padding-top="0.4cm" fo:padding-bottom="0.8cm" fo:padding-left="0.05cm" fo:padding-right="0.5cm" fo:wrap-option="wrap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676cm" fo:min-width="1.036cm" fo:padding-top="0.06cm" fo:padding-bottom="0.8cm" fo:padding-left="0cm" fo:padding-right="0.5cm" fo:wrap-option="wrap"/>
      <style:paragraph-properties style:writing-mode="lr-tb"/>
    </style:style>
    <style:style style:name="gr8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4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6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736cm" fo:min-width="1.036cm" fo:padding-top="0cm" fo:padding-bottom="0.8cm" fo:padding-left="0cm" fo:padding-right="0.5cm" fo:wrap-option="wrap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336cm" fo:min-width="0.986cm" fo:padding-top="0.4cm" fo:padding-bottom="0.8cm" fo:padding-left="0.05cm" fo:padding-right="0.5cm" fo:wrap-option="wrap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676cm" fo:min-width="1.036cm" fo:padding-top="0.06cm" fo:padding-bottom="0.8cm" fo:padding-left="0cm" fo:padding-right="0.5cm" fo:wrap-option="wrap"/>
      <style:paragraph-properties style:writing-mode="lr-tb"/>
    </style:style>
    <style:style style:name="gr118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3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42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18cm" svg:stroke-color="#0d0d0d" svg:stroke-linecap="butt" draw:fill="solid" draw:fill-color="#acd1d8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45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136cm" fo:min-width="1.036cm" fo:padding-top="0.6cm" fo:padding-bottom="0.8cm" fo:padding-left="0cm" fo:padding-right="0.5cm" fo:wrap-option="wrap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736cm" fo:min-width="1.036cm" fo:padding-top="0cm" fo:padding-bottom="0.8cm" fo:padding-left="0cm" fo:padding-right="0.5cm" fo:wrap-option="wrap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336cm" fo:min-width="0.986cm" fo:padding-top="0.4cm" fo:padding-bottom="0.8cm" fo:padding-left="0.05cm" fo:padding-right="0.5cm" fo:wrap-option="wrap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.676cm" fo:min-width="1.036cm" fo:padding-top="0.06cm" fo:padding-bottom="0.8cm" fo:padding-left="0cm" fo:padding-right="0.5cm" fo:wrap-option="wrap"/>
      <style:paragraph-properties style:writing-mode="lr-tb"/>
    </style:style>
    <style:style style:name="gr154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11cm" fo:min-width="0cm" fo:padding-top="0.9cm" fo:padding-bottom="0.125cm" fo:padding-left="1.3cm" fo:padding-right="0.25cm" fo:wrap-option="wrap"/>
      <style:paragraph-properties style:writing-mode="lr-tb"/>
    </style:style>
    <style:style style:name="gr163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1">
      <style:graphic-properties draw:stroke="none" svg:stroke-width="0cm" draw:fill="none" draw:fill-color="#f2d115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1">
      <style:graphic-properties draw:stroke="none" svg:stroke-width="0cm" draw:fill="none" draw:fill-color="#f396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396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f396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 draw:fill-color="#f2d11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 draw:fill-color="#f396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33% 58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4" draw:style-name="gr1" draw:text-style-name="P1" draw:layer="layout" svg:width="1.535cm" svg:height="1.535cm" svg:x="5.099cm" svg:y="7.42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2" draw:text-style-name="P1" draw:layer="layout" svg:width="1.535cm" svg:height="1.535cm" svg:x="6.635cm" svg:y="7.428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3">
          <draw:custom-shape draw:name="Rechteck 14" draw:style-name="gr3" draw:text-style-name="P3" draw:layer="layout" svg:width="1.535cm" svg:height="1.535cm" svg:x="11.428cm" svg:y="5.925cm">
            <text:p text:style-name="P2"><text:span text:style-name="T1">W</text:span><text:span text:style-name="T2">1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" draw:style-name="gr4" draw:text-style-name="P5" draw:layer="layout" svg:width="1.535cm" svg:height="1.535cm" svg:x="12.964cm" svg:y="5.925cm">
            <text:p text:style-name="P4"><text:span text:style-name="T1">W</text:span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5" draw:text-style-name="P3" draw:layer="layout" svg:width="1.535cm" svg:height="1.535cm" svg:x="11.428cm" svg:y="7.461cm">
            <text:p text:style-name="P2"><text:span text:style-name="T1">W</text:span><text:span text:style-name="T2">2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6" draw:text-style-name="P5" draw:layer="layout" svg:width="1.535cm" svg:height="1.535cm" svg:x="12.964cm" svg:y="7.461cm">
            <text:p text:style-name="P4"><text:span text:style-name="T1">W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3" draw:style-name="gr7" draw:text-style-name="P6" draw:layer="layout" svg:width="3.199cm" svg:height="0.843cm" svg:x="5.899cm" svg:y="10.525cm">
          <text:p text:style-name="P4"><text:span text:style-name="T1">Input: 3x3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8" draw:text-style-name="P7" draw:layer="layout" svg:width="3.599cm" svg:height="0.843cm" svg:x="11.5cm" svg:y="8.925cm">
          <text:p text:style-name="P4"><text:span text:style-name="T1">Filter: 2x2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0" draw:style-name="gr9" draw:text-style-name="P1" draw:layer="layout" svg:width="1.535cm" svg:height="1.535cm" svg:x="5.099cm" svg:y="8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0" draw:style-name="gr10" draw:text-style-name="P1" draw:layer="layout" svg:width="1.535cm" svg:height="1.535cm" svg:x="6.635cm" svg:y="8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1" draw:style-name="gr11" draw:text-style-name="P1" draw:layer="layout" svg:width="1.535cm" svg:height="1.535cm" svg:x="5.099cm" svg:y="5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" draw:style-name="gr12" draw:text-style-name="P1" draw:layer="layout" svg:width="1.535cm" svg:height="1.535cm" svg:x="6.635cm" svg:y="5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" draw:style-name="gr13" draw:text-style-name="P1" draw:layer="layout" svg:width="1.535cm" svg:height="1.535cm" svg:x="8.135cm" svg:y="7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" draw:style-name="gr14" draw:text-style-name="P1" draw:layer="layout" svg:width="1.535cm" svg:height="1.535cm" svg:x="8.135cm" svg:y="5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5" draw:style-name="gr15" draw:text-style-name="P1" draw:layer="layout" svg:width="1.535cm" svg:height="1.535cm" svg:x="8.135cm" svg:y="8.9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" draw:style-name="gr16" draw:text-style-name="P6" draw:layer="layout" svg:width="3.199cm" svg:height="0.843cm" svg:x="8.993cm" svg:y="6.62cm">
          <text:p text:style-name="P4"><text:span text:style-name="T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" draw:style-name="gr17" draw:text-style-name="P6" draw:layer="layout" svg:width="0.889cm" svg:height="0.843cm" svg:x="7.493cm" svg:y="6.62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8" draw:style-name="gr18" draw:text-style-name="P6" draw:layer="layout" svg:width="3.199cm" svg:height="0.843cm" svg:x="8.993cm" svg:y="8.12cm">
          <text:p text:style-name="P4"><text:span text:style-name="T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9" draw:style-name="gr19" draw:text-style-name="P6" draw:layer="layout" svg:width="3.199cm" svg:height="0.843cm" svg:x="8.993cm" svg:y="9.62cm">
          <text:p text:style-name="P4"><text:span text:style-name="T1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0" draw:style-name="gr20" draw:text-style-name="P6" draw:layer="layout" svg:width="0.642cm" svg:height="0.843cm" svg:x="7.493cm" svg:y="8.12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1" draw:style-name="gr21" draw:text-style-name="P6" draw:layer="layout" svg:width="0.642cm" svg:height="0.843cm" svg:x="7.493cm" svg:y="9.62cm">
          <text:p text:style-name="P4"><text:span text:style-name="T1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2" draw:style-name="gr22" draw:text-style-name="P6" draw:layer="layout" svg:width="0.865cm" svg:height="0.843cm" svg:x="5.993cm" svg:y="8.12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3" draw:style-name="gr23" draw:text-style-name="P6" draw:layer="layout" svg:width="0.865cm" svg:height="0.843cm" svg:x="5.993cm" svg:y="9.62cm">
          <text:p text:style-name="P4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4" draw:style-name="gr24" draw:text-style-name="P6" draw:layer="layout" svg:width="3.199cm" svg:height="0.843cm" svg:x="5.993cm" svg:y="6.62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draw:g draw:name="Gruppieren 13_0">
          <draw:custom-shape draw:name="Rechteck 14_0" draw:style-name="gr26" draw:text-style-name="P3" draw:layer="layout" svg:width="1.535cm" svg:height="1.535cm" svg:x="5.123cm" svg:y="5.92cm">
            <text:p text:style-name="P2"><text:span text:style-name="T1">W</text:span><text:span text:style-name="T2">1</text:span><text:span text:style-name="T2">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_0" draw:style-name="gr27" draw:text-style-name="P5" draw:layer="layout" svg:width="1.535cm" svg:height="1.535cm" svg:x="6.659cm" svg:y="5.92cm">
            <text:p text:style-name="P4"><text:span text:style-name="T1">W</text:span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_0" draw:style-name="gr28" draw:text-style-name="P3" draw:layer="layout" svg:width="1.535cm" svg:height="1.535cm" svg:x="5.123cm" svg:y="7.456cm">
            <text:p text:style-name="P2"><text:span text:style-name="T1">W</text:span><text:span text:style-name="T2">2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_0" draw:style-name="gr29" draw:text-style-name="P5" draw:layer="layout" svg:width="1.535cm" svg:height="1.535cm" svg:x="6.659cm" svg:y="7.456cm">
            <text:p text:style-name="P4"><text:span text:style-name="T1">W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5_6" draw:style-name="gr30" draw:text-style-name="P1" draw:layer="layout" svg:width="1.535cm" svg:height="1.535cm" svg:x="6.63cm" svg:y="8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8" draw:style-name="gr31" draw:text-style-name="P1" draw:layer="layout" svg:width="1.535cm" svg:height="1.535cm" svg:x="8.13cm" svg:y="7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9" draw:style-name="gr32" draw:text-style-name="P1" draw:layer="layout" svg:width="1.535cm" svg:height="1.535cm" svg:x="8.13cm" svg:y="5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0" draw:style-name="gr33" draw:text-style-name="P1" draw:layer="layout" svg:width="1.535cm" svg:height="1.535cm" svg:x="8.13cm" svg:y="8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" draw:style-name="gr34" draw:text-style-name="P6" draw:layer="layout" svg:width="3.199cm" svg:height="0.843cm" svg:x="8.988cm" svg:y="6.615cm">
          <text:p text:style-name="P4"><text:span text:style-name="T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" draw:style-name="gr35" draw:text-style-name="P7" draw:layer="layout" svg:width="0.889cm" svg:height="0.843cm" svg:x="7.488cm" svg:y="6.615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5" draw:style-name="gr36" draw:text-style-name="P6" draw:layer="layout" svg:width="3.199cm" svg:height="0.843cm" svg:x="8.988cm" svg:y="8.115cm">
          <text:p text:style-name="P4"><text:span text:style-name="T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" draw:style-name="gr37" draw:text-style-name="P6" draw:layer="layout" svg:width="3.199cm" svg:height="0.843cm" svg:x="8.988cm" svg:y="9.615cm">
          <text:p text:style-name="P4"><text:span text:style-name="T1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" draw:style-name="gr38" draw:text-style-name="P7" draw:layer="layout" svg:width="0.642cm" svg:height="0.843cm" svg:x="7.488cm" svg:y="8.115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5" draw:style-name="gr39" draw:text-style-name="P6" draw:layer="layout" svg:width="0.642cm" svg:height="0.843cm" svg:x="7.488cm" svg:y="9.615cm">
          <text:p text:style-name="P4"><text:span text:style-name="T1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6" draw:style-name="gr40" draw:text-style-name="P7" draw:layer="layout" svg:width="0.865cm" svg:height="0.843cm" svg:x="5.988cm" svg:y="8.115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8" draw:style-name="gr41" draw:text-style-name="P6" draw:layer="layout" svg:width="3.199cm" svg:height="0.843cm" svg:x="5.988cm" svg:y="6.615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9" draw:style-name="gr42" draw:text-style-name="P7" draw:layer="layout" svg:width="0.889cm" svg:height="0.843cm" svg:x="7.488cm" svg:y="6.615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0" draw:style-name="gr43" draw:text-style-name="P7" draw:layer="layout" svg:width="0.642cm" svg:height="0.843cm" svg:x="7.488cm" svg:y="8.115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1" draw:style-name="gr44" draw:text-style-name="P7" draw:layer="layout" svg:width="0.865cm" svg:height="0.843cm" svg:x="5.988cm" svg:y="8.115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2" draw:style-name="gr45" draw:text-style-name="P6" draw:layer="layout" svg:width="3.199cm" svg:height="0.843cm" svg:x="5.988cm" svg:y="6.615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" draw:style-name="gr46" draw:text-style-name="P1" draw:layer="layout" svg:width="1.535cm" svg:height="1.535cm" svg:x="5.13cm" svg:y="8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17" draw:style-name="gr47" draw:text-style-name="P6" draw:layer="layout" svg:width="0.865cm" svg:height="0.843cm" svg:x="5.988cm" svg:y="9.615cm">
          <text:p text:style-name="P4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7" draw:style-name="gr48" draw:text-style-name="P9" draw:layer="layout" svg:width="1.535cm" svg:height="1.535cm" svg:x="12.23cm" svg:y="5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0" draw:style-name="gr49" draw:text-style-name="P6" draw:layer="layout" svg:width="3.199cm" svg:height="0.962cm" svg:x="12.488cm" svg:y="6.215cm">
          <text:p text:style-name="P4"><text:span text:style-name="T1">s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custom-shape draw:name="Rechteck 5_14" draw:style-name="gr50" draw:text-style-name="P1" draw:layer="layout" svg:width="1.535cm" svg:height="1.535cm" svg:x="8.125cm" svg:y="8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1" draw:style-name="gr51" draw:text-style-name="P1" draw:layer="layout" svg:width="1.535cm" svg:height="1.535cm" svg:x="6.625cm" svg:y="8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5" draw:style-name="gr52" draw:text-style-name="P1" draw:layer="layout" svg:width="1.535cm" svg:height="1.535cm" svg:x="5.125cm" svg:y="8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2" draw:style-name="gr53" draw:text-style-name="P1" draw:layer="layout" svg:width="1.535cm" svg:height="1.535cm" svg:x="5.125cm" svg:y="7.4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3" draw:style-name="gr54" draw:text-style-name="P1" draw:layer="layout" svg:width="1.535cm" svg:height="1.535cm" svg:x="5.12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6" draw:style-name="gr55" draw:text-style-name="P9" draw:layer="layout" svg:width="1.535cm" svg:height="1.535cm" svg:x="12.22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6" draw:style-name="gr56" draw:text-style-name="P6" draw:layer="layout" svg:width="3.199cm" svg:height="0.962cm" svg:x="12.483cm" svg:y="6.214cm">
          <text:p text:style-name="P4"><text:span text:style-name="T1">s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3_1">
          <draw:custom-shape draw:name="Rechteck 14_1" draw:style-name="gr57" draw:text-style-name="P3" draw:layer="layout" svg:width="1.535cm" svg:height="1.535cm" svg:x="6.618cm" svg:y="5.919cm">
            <text:p text:style-name="P2"><text:span text:style-name="T1">W</text:span><text:span text:style-name="T2">1</text:span><text:span text:style-name="T2">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_1" draw:style-name="gr58" draw:text-style-name="P5" draw:layer="layout" svg:width="1.535cm" svg:height="1.535cm" svg:x="8.154cm" svg:y="5.919cm">
            <text:p text:style-name="P4"><text:span text:style-name="T1">W</text:span><text:span text:style-name="T2">1</text:span><text:span text:style-name="T2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_1" draw:style-name="gr59" draw:text-style-name="P3" draw:layer="layout" svg:width="1.535cm" svg:height="1.535cm" svg:x="6.618cm" svg:y="7.455cm">
            <text:p text:style-name="P2"><text:span text:style-name="T1">W</text:span><text:span text:style-name="T2">2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_1" draw:style-name="gr60" draw:text-style-name="P5" draw:layer="layout" svg:width="1.535cm" svg:height="1.535cm" svg:x="8.154cm" svg:y="7.455cm">
            <text:p text:style-name="P4"><text:span text:style-name="T1">W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3_23" draw:style-name="gr61" draw:text-style-name="P6" draw:layer="layout" svg:width="3.199cm" svg:height="0.843cm" svg:x="8.983cm" svg:y="6.614cm">
          <text:p text:style-name="P4"><text:span text:style-name="T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4" draw:style-name="gr62" draw:text-style-name="P7" draw:layer="layout" svg:width="0.889cm" svg:height="0.843cm" svg:x="7.483cm" svg:y="6.614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5" draw:style-name="gr63" draw:text-style-name="P6" draw:layer="layout" svg:width="3.199cm" svg:height="0.843cm" svg:x="8.983cm" svg:y="8.114cm">
          <text:p text:style-name="P4"><text:span text:style-name="T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6" draw:style-name="gr64" draw:text-style-name="P6" draw:layer="layout" svg:width="3.199cm" svg:height="0.843cm" svg:x="8.983cm" svg:y="9.614cm">
          <text:p text:style-name="P4"><text:span text:style-name="T1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7" draw:style-name="gr65" draw:text-style-name="P7" draw:layer="layout" svg:width="0.642cm" svg:height="0.843cm" svg:x="7.483cm" svg:y="8.114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8" draw:style-name="gr66" draw:text-style-name="P6" draw:layer="layout" svg:width="0.642cm" svg:height="0.843cm" svg:x="7.483cm" svg:y="9.614cm">
          <text:p text:style-name="P4"><text:span text:style-name="T1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29" draw:style-name="gr67" draw:text-style-name="P7" draw:layer="layout" svg:width="0.865cm" svg:height="0.843cm" svg:x="5.983cm" svg:y="8.114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0" draw:style-name="gr68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1" draw:style-name="gr69" draw:text-style-name="P7" draw:layer="layout" svg:width="0.889cm" svg:height="0.843cm" svg:x="7.483cm" svg:y="6.614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2" draw:style-name="gr70" draw:text-style-name="P7" draw:layer="layout" svg:width="0.642cm" svg:height="0.843cm" svg:x="7.483cm" svg:y="8.114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3" draw:style-name="gr71" draw:text-style-name="P7" draw:layer="layout" svg:width="0.865cm" svg:height="0.843cm" svg:x="5.983cm" svg:y="8.114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4" draw:style-name="gr72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5" draw:style-name="gr73" draw:text-style-name="P6" draw:layer="layout" svg:width="0.865cm" svg:height="0.843cm" svg:x="5.983cm" svg:y="9.614cm">
          <text:p text:style-name="P4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8" draw:style-name="gr74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9" draw:style-name="gr75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7" draw:style-name="gr76" draw:text-style-name="P9" draw:layer="layout" svg:width="1.535cm" svg:height="1.535cm" svg:x="13.72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37" draw:style-name="gr77" draw:text-style-name="P6" draw:layer="layout" svg:width="3.199cm" svg:height="0.962cm" svg:x="13.983cm" svg:y="6.214cm">
          <text:p text:style-name="P4"><text:span text:style-name="T1">s</text:span><text:span text:style-name="T4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custom-shape draw:name="Rechteck 5_18" draw:style-name="gr78" draw:text-style-name="P1" draw:layer="layout" svg:width="1.535cm" svg:height="1.535cm" svg:x="8.125cm" svg:y="8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19" draw:style-name="gr79" draw:text-style-name="P1" draw:layer="layout" svg:width="1.535cm" svg:height="1.535cm" svg:x="8.125cm" svg:y="7.4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0" draw:style-name="gr80" draw:text-style-name="P1" draw:layer="layout" svg:width="1.535cm" svg:height="1.535cm" svg:x="8.12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1" draw:style-name="gr81" draw:text-style-name="P1" draw:layer="layout" svg:width="1.535cm" svg:height="1.535cm" svg:x="6.62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2" draw:style-name="gr82" draw:text-style-name="P1" draw:layer="layout" svg:width="1.535cm" svg:height="1.535cm" svg:x="5.12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3_2">
          <draw:custom-shape draw:name="Rechteck 14_2" draw:style-name="gr83" draw:text-style-name="P3" draw:layer="layout" svg:width="1.535cm" svg:height="1.535cm" svg:x="5.118cm" svg:y="7.419cm">
            <text:p text:style-name="P2"><text:span text:style-name="T1">W</text:span><text:span text:style-name="T2">1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_2" draw:style-name="gr84" draw:text-style-name="P5" draw:layer="layout" svg:width="1.535cm" svg:height="1.535cm" svg:x="6.654cm" svg:y="7.419cm">
            <text:p text:style-name="P4"><text:span text:style-name="T1">W</text:span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_2" draw:style-name="gr85" draw:text-style-name="P3" draw:layer="layout" svg:width="1.535cm" svg:height="1.535cm" svg:x="5.118cm" svg:y="8.955cm">
            <text:p text:style-name="P2"><text:span text:style-name="T1">W</text:span><text:span text:style-name="T2">2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_2" draw:style-name="gr86" draw:text-style-name="P5" draw:layer="layout" svg:width="1.535cm" svg:height="1.535cm" svg:x="6.654cm" svg:y="8.955cm">
            <text:p text:style-name="P4"><text:span text:style-name="T1">W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3_41" draw:style-name="gr87" draw:text-style-name="P6" draw:layer="layout" svg:width="3.199cm" svg:height="0.843cm" svg:x="8.983cm" svg:y="6.614cm">
          <text:p text:style-name="P4"><text:span text:style-name="T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2" draw:style-name="gr88" draw:text-style-name="P7" draw:layer="layout" svg:width="0.889cm" svg:height="0.843cm" svg:x="7.483cm" svg:y="6.614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3" draw:style-name="gr89" draw:text-style-name="P6" draw:layer="layout" svg:width="3.199cm" svg:height="0.843cm" svg:x="8.983cm" svg:y="8.114cm">
          <text:p text:style-name="P4"><text:span text:style-name="T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4" draw:style-name="gr90" draw:text-style-name="P6" draw:layer="layout" svg:width="3.199cm" svg:height="0.843cm" svg:x="8.983cm" svg:y="9.614cm">
          <text:p text:style-name="P4"><text:span text:style-name="T1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5" draw:style-name="gr91" draw:text-style-name="P7" draw:layer="layout" svg:width="0.642cm" svg:height="0.843cm" svg:x="7.483cm" svg:y="8.114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6" draw:style-name="gr92" draw:text-style-name="P6" draw:layer="layout" svg:width="0.642cm" svg:height="0.843cm" svg:x="7.483cm" svg:y="9.614cm">
          <text:p text:style-name="P4"><text:span text:style-name="T1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7" draw:style-name="gr93" draw:text-style-name="P7" draw:layer="layout" svg:width="0.865cm" svg:height="0.843cm" svg:x="5.983cm" svg:y="8.114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8" draw:style-name="gr94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9" draw:style-name="gr95" draw:text-style-name="P7" draw:layer="layout" svg:width="0.889cm" svg:height="0.843cm" svg:x="7.483cm" svg:y="6.614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50" draw:style-name="gr96" draw:text-style-name="P7" draw:layer="layout" svg:width="0.642cm" svg:height="0.843cm" svg:x="7.483cm" svg:y="8.114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51" draw:style-name="gr97" draw:text-style-name="P7" draw:layer="layout" svg:width="0.865cm" svg:height="0.843cm" svg:x="5.983cm" svg:y="8.114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52" draw:style-name="gr98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53" draw:style-name="gr99" draw:text-style-name="P6" draw:layer="layout" svg:width="0.865cm" svg:height="0.843cm" svg:x="5.983cm" svg:y="9.614cm">
          <text:p text:style-name="P4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54" draw:style-name="gr100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55" draw:style-name="gr101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3" draw:style-name="gr102" draw:text-style-name="P9" draw:layer="layout" svg:width="1.535cm" svg:height="1.535cm" svg:x="13.91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4" draw:style-name="gr103" draw:text-style-name="P9" draw:layer="layout" svg:width="1.535cm" svg:height="1.535cm" svg:x="12.41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40" draw:style-name="gr104" draw:text-style-name="P6" draw:layer="layout" svg:width="3.199cm" svg:height="0.962cm" svg:x="14.178cm" svg:y="6.214cm">
          <text:p text:style-name="P4"><text:span text:style-name="T1">s</text:span><text:span text:style-name="T4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5" draw:style-name="gr105" draw:text-style-name="P9" draw:layer="layout" svg:width="1.535cm" svg:height="1.535cm" svg:x="12.41cm" svg:y="7.4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4" draw:style-name="gr106" draw:text-style-name="P6" draw:layer="layout" svg:width="3.199cm" svg:height="0.962cm" svg:x="12.778cm" svg:y="7.714cm">
          <text:p text:style-name="P4"><text:span text:style-name="T1">s</text:span><text:span text:style-name="T4">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7" draw:style-name="gr107" draw:text-style-name="P6" draw:layer="layout" svg:width="3.199cm" svg:height="0.962cm" svg:x="12.778cm" svg:y="6.214cm">
          <text:p text:style-name="P4"><text:span text:style-name="T1">s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custom-shape draw:name="Rechteck 5_25" draw:style-name="gr108" draw:text-style-name="P1" draw:layer="layout" svg:width="1.535cm" svg:height="1.535cm" svg:x="8.12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6" draw:style-name="gr109" draw:text-style-name="P1" draw:layer="layout" svg:width="1.535cm" svg:height="1.535cm" svg:x="6.62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7" draw:style-name="gr110" draw:text-style-name="P1" draw:layer="layout" svg:width="1.535cm" svg:height="1.535cm" svg:x="5.125cm" svg:y="8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8" draw:style-name="gr111" draw:text-style-name="P1" draw:layer="layout" svg:width="1.535cm" svg:height="1.535cm" svg:x="5.125cm" svg:y="7.4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29" draw:style-name="gr112" draw:text-style-name="P1" draw:layer="layout" svg:width="1.535cm" svg:height="1.535cm" svg:x="5.12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0" draw:style-name="gr113" draw:text-style-name="P9" draw:layer="layout" svg:width="1.535cm" svg:height="1.535cm" svg:x="13.91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3_3">
          <draw:custom-shape draw:name="Rechteck 14_3" draw:style-name="gr114" draw:text-style-name="P3" draw:layer="layout" svg:width="1.535cm" svg:height="1.535cm" svg:x="6.618cm" svg:y="7.419cm">
            <text:p text:style-name="P2"><text:span text:style-name="T1">W</text:span><text:span text:style-name="T2">1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_3" draw:style-name="gr115" draw:text-style-name="P5" draw:layer="layout" svg:width="1.535cm" svg:height="1.535cm" svg:x="8.154cm" svg:y="7.419cm">
            <text:p text:style-name="P4"><text:span text:style-name="T1">W</text:span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_3" draw:style-name="gr116" draw:text-style-name="P3" draw:layer="layout" svg:width="1.535cm" svg:height="1.535cm" svg:x="6.618cm" svg:y="8.955cm">
            <text:p text:style-name="P2"><text:span text:style-name="T1">W</text:span><text:span text:style-name="T2">2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_3" draw:style-name="gr117" draw:text-style-name="P5" draw:layer="layout" svg:width="1.535cm" svg:height="1.535cm" svg:x="8.154cm" svg:y="8.955cm">
            <text:p text:style-name="P4"><text:span text:style-name="T1">W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3_58" draw:style-name="gr118" draw:text-style-name="P6" draw:layer="layout" svg:width="3.199cm" svg:height="0.843cm" svg:x="8.983cm" svg:y="6.614cm">
          <text:p text:style-name="P4"><text:span text:style-name="T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59" draw:style-name="gr119" draw:text-style-name="P7" draw:layer="layout" svg:width="0.889cm" svg:height="0.843cm" svg:x="7.483cm" svg:y="6.614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0" draw:style-name="gr120" draw:text-style-name="P6" draw:layer="layout" svg:width="3.199cm" svg:height="0.843cm" svg:x="8.983cm" svg:y="8.114cm">
          <text:p text:style-name="P4"><text:span text:style-name="T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1" draw:style-name="gr121" draw:text-style-name="P6" draw:layer="layout" svg:width="3.199cm" svg:height="0.843cm" svg:x="8.983cm" svg:y="9.614cm">
          <text:p text:style-name="P4"><text:span text:style-name="T1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2" draw:style-name="gr122" draw:text-style-name="P7" draw:layer="layout" svg:width="0.642cm" svg:height="0.843cm" svg:x="7.483cm" svg:y="8.114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3" draw:style-name="gr123" draw:text-style-name="P6" draw:layer="layout" svg:width="0.642cm" svg:height="0.843cm" svg:x="7.483cm" svg:y="9.614cm">
          <text:p text:style-name="P4"><text:span text:style-name="T1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4" draw:style-name="gr124" draw:text-style-name="P7" draw:layer="layout" svg:width="0.865cm" svg:height="0.843cm" svg:x="5.983cm" svg:y="8.114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5" draw:style-name="gr125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6" draw:style-name="gr126" draw:text-style-name="P7" draw:layer="layout" svg:width="0.889cm" svg:height="0.843cm" svg:x="7.483cm" svg:y="6.614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7" draw:style-name="gr127" draw:text-style-name="P7" draw:layer="layout" svg:width="0.642cm" svg:height="0.843cm" svg:x="7.483cm" svg:y="8.114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8" draw:style-name="gr128" draw:text-style-name="P7" draw:layer="layout" svg:width="0.865cm" svg:height="0.843cm" svg:x="5.983cm" svg:y="8.114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69" draw:style-name="gr129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0" draw:style-name="gr130" draw:text-style-name="P6" draw:layer="layout" svg:width="0.865cm" svg:height="0.843cm" svg:x="5.983cm" svg:y="9.614cm">
          <text:p text:style-name="P4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1" draw:style-name="gr131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2" draw:style-name="gr132" draw:text-style-name="P6" draw:layer="layout" svg:width="3.199cm" svg:height="0.843cm" svg:x="5.983cm" svg:y="6.614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1" draw:style-name="gr133" draw:text-style-name="P9" draw:layer="layout" svg:width="1.535cm" svg:height="1.535cm" svg:x="12.41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3" draw:style-name="gr134" draw:text-style-name="P6" draw:layer="layout" svg:width="3.199cm" svg:height="0.962cm" svg:x="14.183cm" svg:y="6.214cm">
          <text:p text:style-name="P4"><text:span text:style-name="T1">s</text:span><text:span text:style-name="T4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3" draw:style-name="gr135" draw:text-style-name="P9" draw:layer="layout" svg:width="1.535cm" svg:height="1.535cm" svg:x="13.915cm" svg:y="7.4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4" draw:style-name="gr136" draw:text-style-name="P9" draw:layer="layout" svg:width="1.535cm" svg:height="1.535cm" svg:x="12.415cm" svg:y="7.4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6" draw:style-name="gr137" draw:text-style-name="P6" draw:layer="layout" svg:width="3.199cm" svg:height="0.962cm" svg:x="14.283cm" svg:y="7.714cm">
          <text:p text:style-name="P4"><text:span text:style-name="T1">s</text:span><text:span text:style-name="T4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5" draw:style-name="gr138" draw:text-style-name="P6" draw:layer="layout" svg:width="3.199cm" svg:height="0.962cm" svg:x="12.783cm" svg:y="7.714cm">
          <text:p text:style-name="P4"><text:span text:style-name="T1">s</text:span><text:span text:style-name="T4">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57" draw:style-name="gr139" draw:text-style-name="P6" draw:layer="layout" svg:width="3.199cm" svg:height="0.962cm" svg:x="12.783cm" svg:y="6.214cm">
          <text:p text:style-name="P4"><text:span text:style-name="T1">s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custom-shape draw:name="Rechteck 5_40" draw:style-name="gr140" draw:text-style-name="P9" draw:layer="layout" svg:width="1.535cm" svg:height="1.535cm" svg:x="13.91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1" draw:style-name="gr141" draw:text-style-name="P9" draw:layer="layout" svg:width="1.535cm" svg:height="1.535cm" svg:x="12.415cm" svg:y="5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92" draw:style-name="gr142" draw:text-style-name="P6" draw:layer="layout" svg:width="3.199cm" svg:height="0.962cm" svg:x="14.183cm" svg:y="6.214cm">
          <text:p text:style-name="P4"><text:span text:style-name="T1">s</text:span><text:span text:style-name="T4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2" draw:style-name="gr143" draw:text-style-name="P9" draw:layer="layout" svg:width="1.535cm" svg:height="1.535cm" svg:x="13.915cm" svg:y="7.4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3" draw:style-name="gr144" draw:text-style-name="P9" draw:layer="layout" svg:width="1.535cm" svg:height="1.535cm" svg:x="12.415cm" svg:y="7.4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93" draw:style-name="gr145" draw:text-style-name="P6" draw:layer="layout" svg:width="3.199cm" svg:height="0.962cm" svg:x="14.283cm" svg:y="7.714cm">
          <text:p text:style-name="P4"><text:span text:style-name="T1">s</text:span><text:span text:style-name="T4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94" draw:style-name="gr146" draw:text-style-name="P6" draw:layer="layout" svg:width="3.199cm" svg:height="0.962cm" svg:x="12.783cm" svg:y="7.714cm">
          <text:p text:style-name="P4"><text:span text:style-name="T1">s</text:span><text:span text:style-name="T4">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95" draw:style-name="gr147" draw:text-style-name="P6" draw:layer="layout" svg:width="3.199cm" svg:height="0.962cm" svg:x="12.783cm" svg:y="6.214cm">
          <text:p text:style-name="P4"><text:span text:style-name="T1">s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2" draw:style-name="gr148" draw:text-style-name="P1" draw:layer="layout" svg:width="1.535cm" svg:height="1.535cm" svg:x="2.594cm" svg:y="7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2" draw:style-name="gr149" draw:text-style-name="P1" draw:layer="layout" svg:width="1.535cm" svg:height="1.535cm" svg:x="4.13cm" svg:y="7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3_4">
          <draw:custom-shape draw:name="Rechteck 14_4" draw:style-name="gr150" draw:text-style-name="P3" draw:layer="layout" svg:width="1.535cm" svg:height="1.535cm" svg:x="8.223cm" svg:y="5.92cm">
            <text:p text:style-name="P2"><text:span text:style-name="T1">W</text:span><text:span text:style-name="T2">1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_4" draw:style-name="gr151" draw:text-style-name="P5" draw:layer="layout" svg:width="1.535cm" svg:height="1.535cm" svg:x="9.759cm" svg:y="5.92cm">
            <text:p text:style-name="P4"><text:span text:style-name="T1">W</text:span><text:span text:style-name="T2">1</text:span><text:span text:style-name="T2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_4" draw:style-name="gr152" draw:text-style-name="P3" draw:layer="layout" svg:width="1.535cm" svg:height="1.535cm" svg:x="8.223cm" svg:y="7.456cm">
            <text:p text:style-name="P2"><text:span text:style-name="T1">W</text:span><text:span text:style-name="T2">2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_4" draw:style-name="gr153" draw:text-style-name="P5" draw:layer="layout" svg:width="1.535cm" svg:height="1.535cm" svg:x="9.759cm" svg:y="7.456cm">
            <text:p text:style-name="P4"><text:span text:style-name="T1">W</text:span><text:span text:style-name="T2">2</text:span><text:span text:style-name="T2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3_56" draw:style-name="gr154" draw:text-style-name="P6" draw:layer="layout" svg:width="3.199cm" svg:height="0.843cm" svg:x="3.394cm" svg:y="10.52cm">
          <text:p text:style-name="P4"><text:span text:style-name="T1">Input: 3x3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_0" draw:style-name="gr155" draw:text-style-name="P7" draw:layer="layout" svg:width="3.599cm" svg:height="0.843cm" svg:x="8.295cm" svg:y="8.92cm">
          <text:p text:style-name="P4"><text:span text:style-name="T1">F</text:span><text:span text:style-name="T1">il</text:span><text:span text:style-name="T1">t</text:span><text:span text:style-name="T1">e</text:span><text:span text:style-name="T1">r</text:span><text:span text:style-name="T1">: </text:span><text:span text:style-name="T1">2</text:span><text:span text:style-name="T1">x</text:span><text:span text:style-name="T1">2</text:span><text:span text:style-name="T1">x</text:span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3" draw:style-name="gr156" draw:text-style-name="P1" draw:layer="layout" svg:width="1.535cm" svg:height="1.535cm" svg:x="2.594cm" svg:y="8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6" draw:style-name="gr157" draw:text-style-name="P1" draw:layer="layout" svg:width="1.535cm" svg:height="1.535cm" svg:x="4.13cm" svg:y="8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_4" draw:style-name="gr158" draw:text-style-name="P1" draw:layer="layout" svg:width="1.535cm" svg:height="1.535cm" svg:x="2.594cm" svg:y="5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7" draw:style-name="gr159" draw:text-style-name="P1" draw:layer="layout" svg:width="1.535cm" svg:height="1.535cm" svg:x="4.13cm" svg:y="5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8" draw:style-name="gr160" draw:text-style-name="P1" draw:layer="layout" svg:width="1.535cm" svg:height="1.535cm" svg:x="5.63cm" svg:y="7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39" draw:style-name="gr161" draw:text-style-name="P1" draw:layer="layout" svg:width="1.535cm" svg:height="1.535cm" svg:x="5.63cm" svg:y="5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_44" draw:style-name="gr162" draw:text-style-name="P1" draw:layer="layout" svg:width="1.535cm" svg:height="1.535cm" svg:x="5.63cm" svg:y="8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8" draw:style-name="gr163" draw:text-style-name="P6" draw:layer="layout" svg:width="3.199cm" svg:height="0.843cm" svg:x="6.388cm" svg:y="6.615cm">
          <text:p text:style-name="P4"><text:span text:style-name="T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79" draw:style-name="gr164" draw:text-style-name="P6" draw:layer="layout" svg:width="0.889cm" svg:height="0.843cm" svg:x="4.988cm" svg:y="6.615cm">
          <text:p text:style-name="P4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80" draw:style-name="gr165" draw:text-style-name="P6" draw:layer="layout" svg:width="3.199cm" svg:height="0.843cm" svg:x="6.388cm" svg:y="8.115cm">
          <text:p text:style-name="P4"><text:span text:style-name="T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81" draw:style-name="gr166" draw:text-style-name="P6" draw:layer="layout" svg:width="3.199cm" svg:height="0.843cm" svg:x="6.388cm" svg:y="9.615cm">
          <text:p text:style-name="P4"><text:span text:style-name="T1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82" draw:style-name="gr167" draw:text-style-name="P6" draw:layer="layout" svg:width="0.642cm" svg:height="0.843cm" svg:x="4.988cm" svg:y="8.115cm">
          <text:p text:style-name="P4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83" draw:style-name="gr168" draw:text-style-name="P6" draw:layer="layout" svg:width="0.642cm" svg:height="0.843cm" svg:x="4.988cm" svg:y="9.615cm">
          <text:p text:style-name="P4"><text:span text:style-name="T1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84" draw:style-name="gr169" draw:text-style-name="P6" draw:layer="layout" svg:width="0.865cm" svg:height="0.843cm" svg:x="3.488cm" svg:y="8.115cm">
          <text:p text:style-name="P4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85" draw:style-name="gr170" draw:text-style-name="P6" draw:layer="layout" svg:width="0.865cm" svg:height="0.843cm" svg:x="3.488cm" svg:y="9.615cm">
          <text:p text:style-name="P4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_86" draw:style-name="gr171" draw:text-style-name="P6" draw:layer="layout" svg:width="3.199cm" svg:height="0.843cm" svg:x="3.488cm" svg:y="6.615cm">
          <text:p text:style-name="P4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_1" draw:style-name="gr172" draw:text-style-name="P7" draw:layer="layout" svg:width="3.599cm" svg:height="0.843cm" svg:x="12.295cm" svg:y="8.92cm">
          <text:p text:style-name="P4"><text:span text:style-name="T1">Output: 2x2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0-22">22.10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8</meta:editing-cycles>
    <meta:creation-date>2017-01-23T21:30:12</meta:creation-date>
    <dc:date>2021-10-22T11:26:47.230079781</dc:date>
    <meta:editing-duration>PT14M35S</meta:editing-duration>
    <meta:generator>LibreOffice/6.4.3.2$Linux_X86_64 LibreOffice_project/40$Build-2</meta:generator>
    <meta:document-statistic meta:object-count="21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